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start" style:justify-single-word="false"/>
    </style:style>
    <style:style style:name="P2" style:family="paragraph" style:parent-style-name="Standard" style:list-style-name="L1"/>
    <style:style style:name="P3" style:family="paragraph" style:parent-style-name="Text_20_body">
      <style:paragraph-properties fo:text-align="center" style:justify-single-word="false"/>
      <style:text-properties style:font-name="Courier"/>
    </style:style>
    <style:style style:name="P4" style:family="paragraph" style:parent-style-name="Text_20_body">
      <style:paragraph-properties fo:text-align="start" style:justify-single-word="false"/>
      <style:text-properties style:font-name="Courier"/>
    </style:style>
    <style:style style:name="P5" style:family="paragraph" style:parent-style-name="Table_20_Contents">
      <style:paragraph-properties fo:text-align="start" style:justify-single-word="false"/>
    </style:style>
    <style:style style:name="T1" style:family="text">
      <style:text-properties style:font-name="Courier"/>
    </style:style>
    <style:style style:name="T2" style:family="text">
      <style:text-properties style:font-name="Courier"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a52a2a" style:font-name="Courier"/>
    </style:style>
    <style:style style:name="T6" style:family="text">
      <style:text-properties fo:color="#a52a2a" style:font-name="Courier" fo:font-style="normal" style:font-style-asian="normal" style:font-style-complex="normal"/>
    </style:style>
    <style:style style:name="T7" style:family="text">
      <style:text-properties fo:color="#0000cd" style:font-name="Courier"/>
    </style:style>
    <style:style style:name="T8" style:family="text">
      <style:text-properties fo:color="#0000cd" style:font-name="Courier" fo:font-style="normal" style:font-style-asian="normal" style:font-style-complex="normal"/>
    </style:style>
    <style:style style:name="T9" style:family="text">
      <style:text-properties fo:color="#ff0000" style:font-name="Courier"/>
    </style:style>
    <style:style style:name="T10" style:family="text">
      <style:text-properties fo:color="#ff0000" style:font-name="Courier"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lder einfügen in HTML</text:h>
      <text:p text:style-name="Text_20_body"/>
      <text:p text:style-name="Text_20_body">Folgender Befehl fügt ein Bidl ein:</text:p>
      <text:p text:style-name="Text_20_body"/>
      <text:p text:style-name="P3">&lt;img src=“Pfad_Zum_Bild/bildname.jpg“&gt;</text:p>
      <text:p text:style-name="P4"/>
      <text:list xml:id="list1929133494" text:style-name="L1">
        <text:list-header>
          <text:p text:style-name="P2"><text:span text:style-name="T4"/></text:p>
        </text:list-header>
        <text:list-item>
          <text:p text:style-name="P1"><text:span text:style-name="T4">Ein Attribut für das img-Tag ist </text:span><text:span text:style-name="T3">height</text:span><text:span text:style-name="T4">. Es steuert die Höhe des Bildes nimmt numerische Werte (natürliche Zahlen) an. Setze das Attribut in das Dokument mit dem Bild ein und probiere verschiedene Werte aus. Formuliere eine Vermutung, wie man die Breite des Bildes bestimmt und überprüfe diese.</text:span></text:p>
        </text:list-item>
        <text:list-item>
          <text:p text:style-name="P1"><text:span text:style-name="T4">Teste was die Befehle </text:span><text:span text:style-name="T8">&lt;</text:span><text:span text:style-name="T6">img</text:span><text:span text:style-name="T10"> src</text:span><text:span text:style-name="T8">="smiley.gif"</text:span><text:span text:style-name="T10"> alt</text:span><text:span text:style-name="T8">="Smiley face"</text:span><text:span text:style-name="T10"> width</text:span><text:span text:style-name="T8">="42"</text:span><text:span text:style-name="T10"> height</text:span><text:span text:style-name="T8">="42"</text:span><text:span text:style-name="T10"> style</text:span><text:span text:style-name="T8">="vertical-align:bottom"&gt;</text:span><text:span text:style-name="T2"><text:line-break/><text:line-break/></text:span><text:span text:style-name="T8">&lt;</text:span><text:span text:style-name="T6">img</text:span><text:span text:style-name="T10"> src</text:span><text:span text:style-name="T8">="smiley.gif"</text:span><text:span text:style-name="T10"> alt</text:span><text:span text:style-name="T8">="Smiley face"</text:span><text:span text:style-name="T10"> width</text:span><text:span text:style-name="T8">="42"</text:span><text:span text:style-name="T10"> height</text:span><text:span text:style-name="T8">="42"</text:span><text:span text:style-name="T10"> style</text:span><text:span text:style-name="T8">="float:right"&gt;</text:span><text:span text:style-name="T2"><text:line-break/></text:span><text:span text:style-name="T4">leisten (Datei bildeinfuegen.html). Welche anderen Werte köntnen die styles noch annehmen, um das Bild zu positionier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ob Langenohl</meta:initial-creator>
    <meta:creation-date>2020-08-29T14:12:11</meta:creation-date>
    <meta:document-statistic meta:table-count="0" meta:image-count="0" meta:object-count="0" meta:page-count="1" meta:paragraph-count="5" meta:word-count="95" meta:character-count="715"/>
    <dc:date>2020-08-29T14:46:08</dc:date>
    <dc:creator>Jakob Langenohl</dc:creator>
    <meta:editing-duration>PT18M46S</meta:editing-duration>
    <meta:editing-cycles>1</meta:editing-cycles>
    <meta:generator>OpenOffice.org/3.3$Unix OpenOffice.org_project/330m20$Build-9567</meta:generator>
  </office:meta>
</office:document-meta>
</file>